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0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902cm" svg:height="11.236cm" svg:x="7.017cm" svg:y="0.106cm">
            <draw:object draw:notify-on-update-of-ranges="Sheet1.A1:Sheet1.A10 Sheet1.B1:Sheet1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.16333634234434E-017" calcext:value-type="float">
            <text:p>4.16333634234434E-017</text:p>
          </table:table-cell>
          <table:table-cell office:value-type="float" office:value="0.999999993547608" calcext:value-type="float">
            <text:p>0.9999999935</text:p>
          </table:table-cell>
        </table:table-row>
        <table:table-row table:style-name="ro1">
          <table:table-cell office:value-type="float" office:value="0.851830436807762" calcext:value-type="float">
            <text:p>0.8518304368</text:p>
          </table:table-cell>
          <table:table-cell office:value-type="float" office:value="-0.773369009839753" calcext:value-type="float">
            <text:p>-0.7733690098</text:p>
          </table:table-cell>
        </table:table-row>
        <table:table-row table:style-name="ro1">
          <table:table-cell office:value-type="float" office:value="4.16333634234434E-017" calcext:value-type="float">
            <text:p>4.16333634234434E-017</text:p>
          </table:table-cell>
          <table:table-cell office:value-type="float" office:value="0.999999993547608" calcext:value-type="float">
            <text:p>0.9999999935</text:p>
          </table:table-cell>
        </table:table-row>
        <table:table-row table:style-name="ro1">
          <table:table-cell office:value-type="float" office:value="0.851830436807762" calcext:value-type="float">
            <text:p>0.8518304368</text:p>
          </table:table-cell>
          <table:table-cell office:value-type="float" office:value="-0.773369009839753" calcext:value-type="float">
            <text:p>-0.7733690098</text:p>
          </table:table-cell>
        </table:table-row>
        <table:table-row table:style-name="ro1">
          <table:table-cell office:value-type="float" office:value="0.600041256518409" calcext:value-type="float">
            <text:p>0.6000412565</text:p>
          </table:table-cell>
          <table:table-cell office:value-type="float" office:value="0.224598984616846" calcext:value-type="float">
            <text:p>0.2245989846</text:p>
          </table:table-cell>
        </table:table-row>
        <table:table-row table:style-name="ro1">
          <table:table-cell office:value-type="float" office:value="0.220290896712614" calcext:value-type="float">
            <text:p>0.2202908967</text:p>
          </table:table-cell>
          <table:table-cell office:value-type="float" office:value="0.399541412234047" calcext:value-type="float">
            <text:p>0.3995414122</text:p>
          </table:table-cell>
        </table:table-row>
        <table:table-row table:style-name="ro1">
          <table:table-cell office:value-type="float" office:value="0.629561497980049" calcext:value-type="float">
            <text:p>0.629561498</text:p>
          </table:table-cell>
          <table:table-cell office:value-type="float" office:value="-0.297623271334494" calcext:value-type="float">
            <text:p>-0.2976232713</text:p>
          </table:table-cell>
        </table:table-row>
        <table:table-row table:style-name="ro1">
          <table:table-cell office:value-type="float" office:value="0.00498566313415239" calcext:value-type="float">
            <text:p>0.0049856631</text:p>
          </table:table-cell>
          <table:table-cell office:value-type="float" office:value="0.928613060066991" calcext:value-type="float">
            <text:p>0.9286130601</text:p>
          </table:table-cell>
        </table:table-row>
        <table:table-row table:style-name="ro1">
          <table:table-cell office:value-type="float" office:value="0.257320918054853" calcext:value-type="float">
            <text:p>0.2573209181</text:p>
          </table:table-cell>
          <table:table-cell office:value-type="float" office:value="0.242186790699802" calcext:value-type="float">
            <text:p>0.2421867907</text:p>
          </table:table-cell>
        </table:table-row>
        <table:table-row table:style-name="ro1">
          <table:table-cell office:value-type="float" office:value="0.824698034002917" calcext:value-type="float">
            <text:p>0.824698034</text:p>
          </table:table-cell>
          <table:table-cell office:value-type="float" office:value="-0.474128634433038" calcext:value-type="float">
            <text:p>-0.4741286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9.225234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7T20:22:24.448028790</dc:date>
    <meta:generator>LibreOffice/4.2.6.3$Linux_X86_64 LibreOffice_project/420m0$Build-3</meta:generator>
    <meta:editing-duration>PT5M32S</meta:editing-duration>
    <meta:editing-cycles>3</meta:editing-cycles>
    <meta:document-statistic meta:table-count="1" meta:cell-count="20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3cm" svg:height="11.237cm" xlink:href=".." xlink:type="simple" chart:class="chart:scatter" chart:style-name="ch1">
        <chart:title svg:x="6.304cm" svg:y="0.36cm" chart:style-name="ch2">
          <text:p>ZDT 3 - population 10</text:p>
        </chart:title>
        <chart:subtitle svg:x="5.933cm" svg:y="1.363cm" chart:style-name="ch3">
          <text:p>10000 generations, 1292 ms</text:p>
        </chart:subtitle>
        <chart:plot-area chart:style-name="ch4" table:cell-range-address="Sheet1.A1:Sheet1.B10" svg:x="0.788cm" svg:y="2.494cm" svg:width="15.439cm" svg:height="8.099cm">
          <chartooo:coordinate-region svg:x="1.621cm" svg:y="2.693cm" svg:width="14.366cm" svg:height="7.70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333634234434E-017">
                <text:p>4.16333634234434E-017</text:p>
                <draw:g>
                  <svg:desc>Sheet1.A1:Sheet1.A10</svg:desc>
                </draw:g>
              </table:table-cell>
              <table:table-cell office:value-type="float" office:value="0.999999993547608">
                <text:p>0.999999993547608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0436807762">
                <text:p>0.851830436807762</text:p>
              </table:table-cell>
              <table:table-cell office:value-type="float" office:value="-0.773369009839753">
                <text:p>-0.77336900983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333634234434E-017">
                <text:p>4.16333634234434E-017</text:p>
              </table:table-cell>
              <table:table-cell office:value-type="float" office:value="0.999999993547608">
                <text:p>0.999999993547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830436807762">
                <text:p>0.851830436807762</text:p>
              </table:table-cell>
              <table:table-cell office:value-type="float" office:value="-0.773369009839753">
                <text:p>-0.773369009839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0041256518409">
                <text:p>0.600041256518409</text:p>
              </table:table-cell>
              <table:table-cell office:value-type="float" office:value="0.224598984616846">
                <text:p>0.22459898461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0290896712614">
                <text:p>0.220290896712614</text:p>
              </table:table-cell>
              <table:table-cell office:value-type="float" office:value="0.399541412234047">
                <text:p>0.399541412234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561497980049">
                <text:p>0.629561497980049</text:p>
              </table:table-cell>
              <table:table-cell office:value-type="float" office:value="-0.297623271334494">
                <text:p>-0.297623271334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98566313415239">
                <text:p>0.00498566313415239</text:p>
              </table:table-cell>
              <table:table-cell office:value-type="float" office:value="0.928613060066991">
                <text:p>0.928613060066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7320918054853">
                <text:p>0.257320918054853</text:p>
              </table:table-cell>
              <table:table-cell office:value-type="float" office:value="0.242186790699802">
                <text:p>0.242186790699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698034002917">
                <text:p>0.824698034002917</text:p>
              </table:table-cell>
              <table:table-cell office:value-type="float" office:value="-0.474128634433038">
                <text:p>-0.474128634433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